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3"/>
    <style:style style:name="P7" style:family="paragraph" style:parent-style-name="Text_20_body" style:list-style-name="L3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tocol Ideas</text:p>
      <text:p text:style-name="Subtitle">9<text:span text:style-name="T1">th</text:span> August 2007</text:p>
      <text:p text:style-name="Text_20_body"/>
      <text:p text:style-name="Text_20_body"/>
      <text:h text:style-name="Heading_20_1" text:outline-level="1">Minimal protocol</text:h>
      <text:p text:style-name="Text_20_body"><text:s text:c="2"/>Here is a minimal approach</text:p>
      <text:h text:style-name="Heading_20_2" text:outline-level="2">From Switch Interface</text:h>
      <text:p text:style-name="Text_20_body"><text:s text:c="2"/>&lt;chn&gt;&lt;state&gt;</text:p>
      <text:p text:style-name="Text_20_body"><text:s text:c="2"/>1 byte:</text:p>
      <text:p text:style-name="Text_20_body"><text:s text:c="7"/>[ 4bits chan][1 bit state]</text:p>
      <text:p text:style-name="Text_20_body"/>
      <text:p text:style-name="Text_20_body">Advantages:</text:p>
      <text:list text:style-name="L1">
        <text:list-item>
          <text:p text:style-name="P1">No configuration of switch type at the interface.</text:p>
        </text:list-item>
        <text:list-item>
          <text:p text:style-name="P1">WebBrick configuration consistent over both physical and interface implemented schemes.</text:p>
        </text:list-item>
        <text:list-item>
          <text:p text:style-name="P1">Easy to integrated into firmware</text:p>
        </text:list-item>
      </text:list>
      <text:p text:style-name="Text_20_body"/>
      <text:p text:style-name="Text_20_body">Disadvantages:</text:p>
      <text:list text:style-name="L2">
        <text:list-item>
          <text:p text:style-name="P4">May need fast baud rate to support rotary encoders</text:p>
        </text:list-item>
      </text:list>
      <text:p text:style-name="Text_20_body"/>
      <text:h text:style-name="Heading_20_2" text:outline-level="2">From WebBrick</text:h>
      <text:p text:style-name="Text_20_body"><text:s text:c="2"/>For setting Mimic level, two bytes:</text:p>
      <text:p text:style-name="Text_20_body"><text:s text:c="5"/>Address ChnLevel</text:p>
      <text:p text:style-name="Text_20_body"/>
      <text:p text:style-name="Text_20_body"><text:s text:c="2"/>For setting fade rate:</text:p>
      <text:p text:style-name="Text_20_body"><text:tab/>F [*|chn] Rate</text:p>
      <text:p text:style-name="Text_20_body"/>
      <text:p text:style-name="Text_20_body"><text:s/>(what do we specifiy fade rate as? <text:s/>Steps per mS?)</text:p>
      <text:p text:style-name="Text_20_body"/>
      <text:h text:style-name="Heading_20_1" text:outline-level="1">Addressing</text:h>
      <text:h text:style-name="Heading_20_2" text:outline-level="2">Requirements</text:h>
      <text:p text:style-name="Text_20_body">Switch interfaces may have the same address. <text:s/>This is to handle rooms where there are multiple points of entry or control.</text:p>
      <text:p text:style-name="Text_20_body"/>
      <text:p text:style-name="Text_20_body">We <text:span text:style-name="T2">could</text:span> avoid range by having each further switch use the next sequential address up. <text:s/>For example a 3 button switch starting at address '4' would create:</text:p>
      <text:list text:style-name="L3">
        <text:list-item>
          <text:p text:style-name="P5">4+state</text:p>
        </text:list-item>
        <text:list-item>
          <text:p text:style-name="P5">5+state</text:p>
        </text:list-item>
        <text:list-item>
          <text:p text:style-name="P5">6+state</text:p>
        </text:list-item>
      </text:list>
      <text:p text:style-name="Text_20_body"/>
      <text:h text:style-name="Heading_20_2" text:outline-level="2">Mechanism</text:h>
      <text:p text:style-name="Text_20_body"/>
      <text:p text:style-name="Text_20_body">DIL switch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8-09T16:36:27</meta:creation-date>
    <dc:date>2007-08-09T19:51:40</dc:date>
    <dc:language>en-GB</dc:language>
    <meta:editing-cycles>4</meta:editing-cycles>
    <meta:editing-duration>PT3H15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9" meta:word-count="144" meta:character-count="893"/>
  </office:meta>
</office:document-meta>
</file>